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1224d"/>
    </style:style>
    <style:style style:name="P3" style:family="paragraph" style:parent-style-name="Standard">
      <style:text-properties officeooo:paragraph-rsid="0023feb2"/>
    </style:style>
    <style:style style:name="P4" style:family="paragraph" style:parent-style-name="Standard">
      <style:text-properties officeooo:paragraph-rsid="0043d8e3"/>
    </style:style>
    <style:style style:name="T1" style:family="text">
      <style:text-properties officeooo:rsid="0043d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>1) Translate into English.</text:p>
      <text:p text:style-name="P1"/>
      <text:p text:style-name="P1">१) वचनानि श्रोतव्यानि शुश्रु<text:span text:style-name="T1">षामः</text:span> ।</text:p>
      <text:p text:style-name="P1">२) आदौ न को ऽपि चापेन सशरेणायुय<text:span text:style-name="T1">ु</text:span>त्सत।</text:p>
      <text:p text:style-name="P1">३) अपीह नदीतीरस्य समीपे तत्र वा वृक्षस्य छायायां सुषुप्ससि ।</text:p>
      <text:p text:style-name="P1">४) पुरे जिगमिषामि राजानं च दिदृक्षामि ।</text:p>
      <text:p text:style-name="P1">५) सत्यं सर्वैर्वचनीयं श्रवणीयं च ।</text:p>
      <text:p text:style-name="P1">६) यस्याः कन्यायास्तद्रत्नमपाहरस्तस्यै प्रतिदेयम् ।</text:p>
      <text:p text:style-name="P1">७) ते सर्वे यत्नं चिकीर्षवो ऽप्यत्र तिष्ठन्ति न च कश्चित्किं चन कु र्वन्ति।</text:p>
      <text:p text:style-name="P1">८) अरीनाशुभिः शरैर्जिघांसति ।</text:p>
      <text:p text:style-name="P1">९) कन्याया ईप्सा महत्या राज्ञ्या रुचिराणि रत्नानि द्रष्टुं स्प्रष्टुं चासीत् । कन्या राज्ञ्या रुचिराणि</text:p>
      <text:p text:style-name="P1">रत्नान्यदिदृक्षदपिस्पृक्षच्च ।</text:p>
      <text:p text:style-name="P1">१०) अनयोर्देव्योः कतरा पूजनीयतरेति नरः कविं पिपृच्छिषति ।</text:p>
      <text:p text:style-name="P1">११) बालो रमणीये जले सिष्नासुर्नद्यास्तीरं द<text:span text:style-name="T1">ुद्राव</text:span> ।</text:p>
      <text:p text:style-name="P1">१२) अहं जले बह्वहौ (बहु-अहौ) स्नातुं नेच्छामीति कन्योवाच ।</text:p>
      <text:p text:style-name="P1"/>
      <text:p text:style-name="P1"/>
      <text:p text:style-name="P1">READING: Bhagavad-Gītā 1.26–33 – Arjuna does not want to fight his own relatives</text:p>
      <text:p text:style-name="P1"/>
      <text:p text:style-name="P1">तत्रापश्यत्स्थितान्पार्थः पितॄनथ पितामहान् ।</text:p>
      <text:p text:style-name="P4">आचार्यान्मातुलान्भ्रातॄन्पुत्रान्पौत्रान्सखीथा ॥ १-२६॥</text:p>
      <text:p text:style-name="P1">श्वशुरान्सुहृदश्चैव सेनयोरुभयोरपि ।</text:p>
      <text:p text:style-name="P1">तान्समीक्ष्य स कौन्तेयः सर्वान्बन्धूनवस्थितान् ॥ १-२७॥</text:p>
      <text:p text:style-name="P1">कृ पया परयाविष्टो विषीदन्निदमब्रवीत् ।</text:p>
      <text:p text:style-name="P1">अर्जुन उवाच</text:p>
      <text:p text:style-name="P1">दृष्ट्वेमं स्वजनं कृ ष्ण युयत्सुं</text:p>
      <text:p text:style-name="P1">समुपस्थितम् ॥ १-२८॥</text:p>
      <text:p text:style-name="P1">सीदन्ति मम गात्राणि मुखं च परिशुष्यति ।</text:p>
      <text:p text:style-name="P1">वेपथुश्च शरीरे मे रोमहर्षश्च जायते ॥ १-२९॥</text:p>
      <text:p text:style-name="P1">गाण्डीवं स्रं सते हस्तात्त्वक्चैव परिदह्यते ।</text:p>
      <text:p text:style-name="P1">न च शक्नोम्यवस्थातुं भ्रमतीव च मे मनः ॥ १-३०॥</text:p>
      <text:p text:style-name="P1">निमित्तानि च पश्यामि विपरीतानि के शव ।</text:p>
      <text:p text:style-name="P1">न च श्रेयो ऽनुपश्यामि हत्वा स्वजनमाहवे ॥ १-३१॥</text:p>
      <text:p text:style-name="P1">न काङ्क्षे विजयं कृ ष्ण न च राज्यं सुखानि च ।</text:p>
      <text:p text:style-name="P1">किं नो राज्येन गोविन्द किं भोगैर्जीवितने वा ॥ १-३२॥</text:p>
      <text:p text:style-name="P1">येषामर्थे का<text:span text:style-name="T1">ङि्क्ष</text:span>तं नो राज्यं भोगाः सुखानि च ।</text:p>
      <text:p text:style-name="P1">त इमे ऽवस्थिता युद्धे प्राणांस्त्यक्त्वा धनानि च ॥ १-३३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3T15:13:52.211733856</dc:date>
    <meta:editing-duration>P1DT13H1M11S</meta:editing-duration>
    <meta:editing-cycles>58</meta:editing-cycles>
    <meta:generator>LibreOffice/7.4.7.2$Linux_X86_64 LibreOffice_project/40$Build-2</meta:generator>
    <meta:document-statistic meta:table-count="0" meta:image-count="0" meta:object-count="0" meta:page-count="1" meta:paragraph-count="34" meta:word-count="227" meta:character-count="902" meta:non-whitespace-character-count="709"/>
  </office:meta>
</office:document-meta>
</file>